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000000500155D00CE0D8EF34B.jpg" manifest:media-type="image/jpeg"/>
  <manifest:file-entry manifest:full-path="Pictures/100000000000024F00000500C95C4027300A794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6bfa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Зображення2" text:anchor-type="char" svg:width="17cm" svg:height="22.666cm" draw:z-index="1"><draw:image xlink:href="Pictures/10000000000003C000000500155D00CE0D8EF34B.jpg" xlink:type="simple" xlink:show="embed" xlink:actuate="onLoad" draw:mime-type="image/jpeg"/></draw:frame></text:p>
      <text:p text:style-name="P1"><draw:frame draw:style-name="fr2" draw:name="Зображення1" text:anchor-type="char" svg:width="13.712cm" svg:height="29.7cm" draw:z-index="0"><draw:image xlink:href="Pictures/100000000000024F00000500C95C4027300A794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2T23:40:52.871000000</dc:date>
    <meta:editing-duration>PT10M58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7.4.1.2$Windows_X86_64 LibreOffice_project/3c58a8f3a960df8bc8fd77b461821e42c061c5f0</meta:generator>
  </office:meta>
</office:document-meta>
</file>